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443c3" officeooo:paragraph-rsid="000443c3" style:font-weight-asian="bold" style:font-weight-complex="bold"/>
    </style:style>
    <style:style style:name="P2" style:family="paragraph" style:parent-style-name="Table_20_Contents">
      <style:text-properties officeooo:rsid="000443c3" officeooo:paragraph-rsid="000443c3"/>
    </style:style>
    <style:style style:name="P3" style:family="paragraph" style:parent-style-name="Table_20_Contents">
      <style:text-properties fo:font-weight="bold" officeooo:rsid="000443c3" officeooo:paragraph-rsid="000443c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 ‘Convidar participantes’</text:p>
      <text:p text:style-name="P1"><text:span text:style-name="T1"/></text:p>
      <text:p text:style-name="P1">Atores:<text:span text:style-name="T1"> Administrador</text:span></text:p>
      <text:p text:style-name="P1"><text:span text:style-name="T1"/></text:p>
      <text:p text:style-name="P1">Finalidade:<text:span text:style-name="T1"> Convidar usuários para participar do evento</text:span></text:p>
      <text:p text:style-name="P1"><text:span text:style-name="T1"/></text:p>
      <text:p text:style-name="P1">Visão Geral:<text:span text:style-name="T1"> O administrador seleciona uma pessoa cadastrada no sistema. Em seguida envia solicitação de participação no evento</text:span></text:p>
      <text:p text:style-name="P1"><text:span text:style-name="T1"/></text:p>
      <text:p text:style-name="P1">Pré-Condição:<text:span text:style-name="T1"> Estar autenticado no sistema</text:span></text:p>
      <text:p text:style-name="P1"><text:span text:style-name="T1"/></text:p>
      <text:p text:style-name="P1">Pós-Condição:<text:span text:style-name="T1"> -</text:span></text:p>
      <text:p text:style-name="P1"><text:span text:style-name="T1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Ações do Ator</text:p>
          </table:table-cell>
          <table:table-cell table:style-name="Tabela1.B1" office:value-type="string">
            <text:p text:style-name="P3">Ações do Sistema</text:p>
          </table:table-cell>
        </table:table-row>
        <table:table-row>
          <table:table-cell table:style-name="Tabela1.A2" office:value-type="string">
            <text:p text:style-name="P2">1. O administrador seleciona o participante desejado</text:p>
            <text:p text:style-name="P2">2. O administrador preenche o campo de descrição da solicitação de participação</text:p>
            <text:p text:style-name="P2">3. O administrador clica no botão enviar solicita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>4. O sistema verifica se o participante existe</text:p>
            <text:p text:style-name="P2"><text:s text:c="4"/>4.1 – Se existir, envia a solicitação de participação do evento</text:p>
            <text:p text:style-name="P2"><text:s text:c="4"/>4.2 – Senão, emite mensagem de erro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05:04.210675028</meta:creation-date>
    <dc:date>2018-09-20T10:16:34.827397013</dc:date>
    <meta:editing-duration>PT10S</meta:editing-duration>
    <meta:editing-cycles>1</meta:editing-cycles>
    <meta:document-statistic meta:table-count="1" meta:image-count="0" meta:object-count="0" meta:page-count="1" meta:paragraph-count="14" meta:word-count="96" meta:character-count="660" meta:non-whitespace-character-count="568"/>
    <meta:generator>LibreOffice/5.1.6.2$Linux_X86_64 LibreOffice_project/10m0$Build-2</meta:generator>
  </office:meta>
</office:document-meta>
</file>